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2.5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2" office:value-type="string">
            <text:p>Done</text:p>
          </table:table-cell>
          <table:table-cell table:style-name="ce4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eate LabView GUI with initial draft of lights.- LP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number-columns-repeated="2"/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6/20/2017</text:date>, <text:time>08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54S</meta:editing-duration>
    <meta:editing-cycles>29</meta:editing-cycles>
    <meta:generator>OpenOffice/4.1.3$Win32 OpenOffice.org_project/413m1$Build-9783</meta:generator>
    <dc:date>2017-06-20T08:29:39.25</dc:date>
    <dc:creator>Naveen Chakravarthy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